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383">
            <text:p>Hel-383</text:p>
          </table:table-cell>
          <table:table-cell office:value-type="float" office:value="60.96">
            <text:p>60.96</text:p>
          </table:table-cell>
          <table:table-cell office:value-type="float" office:value="22.2">
            <text:p>22.2</text:p>
          </table:table-cell>
          <table:table-cell office:value-type="float" office:value="6960.0">
            <text:p>696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82">
            <text:p>61.8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1393">
            <text:p>Hel-1393</text:p>
          </table:table-cell>
          <table:table-cell office:value-type="float" office:value="61.02">
            <text:p>61.02</text:p>
          </table:table-cell>
          <table:table-cell office:value-type="float" office:value="22.18">
            <text:p>22.18</text:p>
          </table:table-cell>
          <table:table-cell office:value-type="float" office:value="5580.0">
            <text:p>55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82,RosentauEtal2021">
            <text:p>EronenEtal198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494">
            <text:p>Hel-494</text:p>
          </table:table-cell>
          <table:table-cell office:value-type="float" office:value="60.41">
            <text:p>60.41</text:p>
          </table:table-cell>
          <table:table-cell office:value-type="float" office:value="22.72">
            <text:p>22.72</text:p>
          </table:table-cell>
          <table:table-cell office:value-type="float" office:value="5500.0">
            <text:p>550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564">
            <text:p>Hel-564</text:p>
          </table:table-cell>
          <table:table-cell office:value-type="float" office:value="60.5">
            <text:p>60.5</text:p>
          </table:table-cell>
          <table:table-cell office:value-type="float" office:value="22.27">
            <text:p>22.27</text:p>
          </table:table-cell>
          <table:table-cell office:value-type="float" office:value="4950.0">
            <text:p>4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0">
            <text:p>GrN-21980</text:p>
          </table:table-cell>
          <table:table-cell office:value-type="float" office:value="61.17">
            <text:p>61.17</text:p>
          </table:table-cell>
          <table:table-cell office:value-type="float" office:value="22.39">
            <text:p>22.39</text:p>
          </table:table-cell>
          <table:table-cell office:value-type="float" office:value="6680.0">
            <text:p>66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3.23">
            <text:p>63.2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6">
            <text:p>Hel-766</text:p>
          </table:table-cell>
          <table:table-cell office:value-type="float" office:value="60.82">
            <text:p>60.82</text:p>
          </table:table-cell>
          <table:table-cell office:value-type="float" office:value="22.27">
            <text:p>22.27</text:p>
          </table:table-cell>
          <table:table-cell office:value-type="float" office:value="5930.0">
            <text:p>593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6">
            <text:p>GrN-21976</text:p>
          </table:table-cell>
          <table:table-cell office:value-type="float" office:value="60.98">
            <text:p>60.98</text:p>
          </table:table-cell>
          <table:table-cell office:value-type="float" office:value="22.04">
            <text:p>22.04</text:p>
          </table:table-cell>
          <table:table-cell office:value-type="float" office:value="5570.0">
            <text:p>55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72">
            <text:p>45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27">
            <text:p>Hel-727</text:p>
          </table:table-cell>
          <table:table-cell office:value-type="float" office:value="60.64">
            <text:p>60.64</text:p>
          </table:table-cell>
          <table:table-cell office:value-type="float" office:value="22.32">
            <text:p>22.32</text:p>
          </table:table-cell>
          <table:table-cell office:value-type="float" office:value="7100.0">
            <text:p>710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29">
            <text:p>GrN-21029</text:p>
          </table:table-cell>
          <table:table-cell office:value-type="float" office:value="60.99">
            <text:p>60.99</text:p>
          </table:table-cell>
          <table:table-cell office:value-type="float" office:value="22.05">
            <text:p>22.05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2">
            <text:p>41.0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15">
            <text:p>GrN-21015</text:p>
          </table:table-cell>
          <table:table-cell office:value-type="float" office:value="61.05">
            <text:p>61.05</text:p>
          </table:table-cell>
          <table:table-cell office:value-type="float" office:value="22.12">
            <text:p>22.12</text:p>
          </table:table-cell>
          <table:table-cell office:value-type="float" office:value="5810.0">
            <text:p>5810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03">
            <text:p>50.0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8">
            <text:p>GrN-21978</text:p>
          </table:table-cell>
          <table:table-cell office:value-type="float" office:value="61.08">
            <text:p>61.08</text:p>
          </table:table-cell>
          <table:table-cell office:value-type="float" office:value="22.05">
            <text:p>22.05</text:p>
          </table:table-cell>
          <table:table-cell office:value-type="float" office:value="6320.0">
            <text:p>6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93">
            <text:p>56.9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5">
            <text:p>Hel-765</text:p>
          </table:table-cell>
          <table:table-cell office:value-type="float" office:value="60.82">
            <text:p>60.82</text:p>
          </table:table-cell>
          <table:table-cell office:value-type="float" office:value="22.26">
            <text:p>22.26</text:p>
          </table:table-cell>
          <table:table-cell office:value-type="float" office:value="2720.0">
            <text:p>2720.0</text:p>
          </table:table-cell>
          <table:table-cell office:value-type="float" office:value="210.0">
            <text:p>2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2">
            <text:p>GrN-21982</text:p>
          </table:table-cell>
          <table:table-cell office:value-type="float" office:value="61.03">
            <text:p>61.03</text:p>
          </table:table-cell>
          <table:table-cell office:value-type="float" office:value="21.78">
            <text:p>21.78</text:p>
          </table:table-cell>
          <table:table-cell office:value-type="float" office:value="4210.0">
            <text:p>42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73">
            <text:p>32.7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2">
            <text:p>GrN-20902</text:p>
          </table:table-cell>
          <table:table-cell office:value-type="float" office:value="61.16">
            <text:p>61.16</text:p>
          </table:table-cell>
          <table:table-cell office:value-type="float" office:value="22.2">
            <text:p>22.2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53">
            <text:p>64.5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5,RosentauEtal2021">
            <text:p>EronenEtal1995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Su-1593">
            <text:p>Su-1593</text:p>
          </table:table-cell>
          <table:table-cell office:value-type="float" office:value="60.45">
            <text:p>60.45</text:p>
          </table:table-cell>
          <table:table-cell office:value-type="float" office:value="22.39">
            <text:p>22.39</text:p>
          </table:table-cell>
          <table:table-cell office:value-type="float" office:value="5560.0">
            <text:p>55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6.09">
            <text:p>36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2,RosentauEtal2021">
            <text:p>GluckertEtal199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31">
            <text:p>Hel-731</text:p>
          </table:table-cell>
          <table:table-cell office:value-type="float" office:value="60.37">
            <text:p>60.37</text:p>
          </table:table-cell>
          <table:table-cell office:value-type="float" office:value="22.76">
            <text:p>22.76</text:p>
          </table:table-cell>
          <table:table-cell office:value-type="float" office:value="2490.0">
            <text:p>249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647">
            <text:p>Hel-647</text:p>
          </table:table-cell>
          <table:table-cell office:value-type="float" office:value="60.8">
            <text:p>60.8</text:p>
          </table:table-cell>
          <table:table-cell office:value-type="float" office:value="21.85">
            <text:p>21.85</text:p>
          </table:table-cell>
          <table:table-cell office:value-type="float" office:value="5030.0">
            <text:p>503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4">
            <text:p>GrN-20904</text:p>
          </table:table-cell>
          <table:table-cell office:value-type="float" office:value="60.97">
            <text:p>60.97</text:p>
          </table:table-cell>
          <table:table-cell office:value-type="float" office:value="22.24">
            <text:p>22.24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4.62">
            <text:p>54.6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